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rlito" svg:font-family="Carlito"/>
    <style:font-face style:name="Carlito1" svg:font-family="Carlito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Carlito1" style:font-name-asian="Carlito1" style:font-name-complex="Carlito1"/>
    </style:style>
    <style:style style:name="ce5" style:family="table-cell" style:parent-style-name="Default" style:data-style-name="N0">
      <style:table-cell-properties fo:border="thin solid #000000"/>
      <style:text-properties style:font-name="Carlito1" style:font-name-asian="Carlito1" style:font-name-complex="Carlito1"/>
    </style:style>
    <style:style style:name="ce6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  <style:text-properties style:font-name="Carlito1" style:font-name-asian="Carlito1" style:font-name-complex="Carlito1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13.1656666666667cm"/>
    </style:style>
    <style:style style:name="co5" style:family="table-column">
      <style:table-column-properties fo:break-before="auto" style:column-width="17.483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actJ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hase</text:p>
          </table:table-cell>
          <table:table-cell office:value-type="string" table:style-name="ce2">
            <text:p>Conten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Resource</text:p>
          </table:table-cell>
          <table:table-cell table:number-columns-repeated="16379"/>
        </table:table-row>
        <table:table-row table:style-name="ro1">
          <table:table-cell/>
          <table:table-cell office:value-type="string" table:number-columns-spanned="1" table:number-rows-spanned="11" table:style-name="ce6">
            <text:p>1. Main Concept</text:p>
          </table:table-cell>
          <table:table-cell office:value-type="string" table:style-name="ce3">
            <text:p>ReactJS Overview</text:p>
          </table:table-cell>
          <table:table-cell office:value-type="string" table:style-name="ce3">
            <text:p>Introduction to ReactJS, SPA concept, Virtual DOM, component-based architecture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4">
            <text:p>Rendering Elements</text:p>
          </table:table-cell>
          <table:table-cell office:value-type="string" table:style-name="ce3">
            <text:p>Understanding JSX, rendering elements to the DOM, ReactDOM.createRoot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4">
            <text:p>Components</text:p>
          </table:table-cell>
          <table:table-cell office:value-type="string" table:style-name="ce3">
            <text:p>Functional components, component structure, reusability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4">
            <text:p>State and Props</text:p>
          </table:table-cell>
          <table:table-cell office:value-type="string" table:style-name="ce3">
            <text:p>Passing data via props, managing component state with useState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4">
            <text:p>Handling Events</text:p>
          </table:table-cell>
          <table:table-cell office:value-type="string" table:style-name="ce3">
            <text:p>Event handling in React, synthetic events, passing parameters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5">
            <text:p>Conditional Rendering</text:p>
          </table:table-cell>
          <table:table-cell office:value-type="string" table:style-name="ce3">
            <text:p>Rendering UI conditionally using logical operators and ternary expressions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4">
            <text:p>Lists and Keys</text:p>
          </table:table-cell>
          <table:table-cell office:value-type="string" table:style-name="ce3">
            <text:p>Rendering lists using map/filter/ understanding the importance of keys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Forms and Validation</text:p>
          </table:table-cell>
          <table:table-cell office:value-type="string" table:style-name="ce3">
            <text:p>Controlled components, form handling, basic input validation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Parent–Child Communication</text:p>
          </table:table-cell>
          <table:table-cell office:value-type="string" table:style-name="ce3">
            <text:p>Data flow between parent and child components using props and callbacks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API Handling</text:p>
          </table:table-cell>
          <table:table-cell office:value-type="string" table:style-name="ce3">
            <text:p>Fetching data from APIs using fetch or axios, loading and error handling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React Hooks Fundamentals</text:p>
          </table:table-cell>
          <table:table-cell office:value-type="string" table:style-name="ce3">
            <text:p>Core hooks: useState, useEffect, useRef,useMemo, useCallback and rules of hooks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number-columns-spanned="1" table:number-rows-spanned="4" table:style-name="ce6">
            <text:p>2. Router &amp;</text:p>
            <text:p>Context</text:p>
          </table:table-cell>
          <table:table-cell office:value-type="string" table:style-name="ce3">
            <text:p>Application Structure</text:p>
          </table:table-cell>
          <table:table-cell office:value-type="string" table:style-name="ce3">
            <text:p>Organizing React applications using feature-based folder structure</text:p>
          </table:table-cell>
          <table:table-cell office:value-type="string" table:style-name="ce3">
            <text:p><text:a xlink:href="https://github.com/alan2207/bulletproof-react/blob/master/docs/project-structure.md">https://github.com/alan2207/bulletproof-react/blob/master/docs/project-structure.md</text:a></text:p>
          </table:table-cell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React Router (Data Router)</text:p>
          </table:table-cell>
          <table:table-cell office:value-type="string" table:style-name="ce3">
            <text:p>Client-side routing, navigation, route parameters, nested routes, errorElement</text:p>
          </table:table-cell>
          <table:table-cell office:value-type="string" table:style-name="ce3">
            <text:p><text:a xlink:href="https://reactrouter.com/start/data/installation">https://reactrouter.com/start/data/installation</text:a></text:p>
          </table:table-cell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Protected Routes</text:p>
          </table:table-cell>
          <table:table-cell office:value-type="string" table:style-name="ce3">
            <text:p>Implementing authentication guards and role-based route protection</text:p>
          </table:table-cell>
          <table:table-cell table:style-name="ce3"/>
          <table:table-cell table:number-columns-repeated="16379"/>
        </table:table-row>
        <table:table-row table:style-name="ro2">
          <table:table-cell/>
          <table:covered-table-cell/>
          <table:table-cell office:value-type="string" table:style-name="ce3">
            <text:p>Global State with Context API</text:p>
          </table:table-cell>
          <table:table-cell office:value-type="string" table:style-name="ce3">
            <text:p>Managing global state, avoiding prop drilling, and sharing data across pages</text:p>
          </table:table-cell>
          <table:table-cell office:value-type="string" table:style-name="ce8">
            <text:p>https://react.dev/reference/react/useContext</text:p>
            <text:p>https://viblo.asia/p/su-dung-context-trong-react-bJzKmrgBZ9N</text:p>
          </table:table-cell>
          <table:table-cell table:number-columns-repeated="16379"/>
        </table:table-row>
        <table:table-row table:style-name="ro1">
          <table:table-cell/>
          <table:table-cell office:value-type="string" table:number-columns-spanned="1" table:number-rows-spanned="4" table:style-name="ce7">
            <text:p>3. Client State &amp; Form Management</text:p>
          </table:table-cell>
          <table:table-cell office:value-type="string" table:style-name="ce5">
            <text:p>Introduction to Zustand</text:p>
          </table:table-cell>
          <table:table-cell office:value-type="string" table:style-name="ce3">
            <text:p>Overview of Zustand, core concepts, store creation, and basic usage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Store Design &amp; Usage</text:p>
          </table:table-cell>
          <table:table-cell office:value-type="string" table:style-name="ce3">
            <text:p>Designing stores, updating state, and avoiding common anti-patterns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Forms with React Hook Form</text:p>
          </table:table-cell>
          <table:table-cell office:value-type="string" table:style-name="ce3">
            <text:p>Building forms, handling submission, and validation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Schema Validation</text:p>
          </table:table-cell>
          <table:table-cell office:value-type="string" table:style-name="ce3">
            <text:p>Validating forms using Zod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number-columns-spanned="1" table:number-rows-spanned="6" table:style-name="ce6">
            <text:p>4. Server State &amp;</text:p>
            <text:p>Data Synchronization</text:p>
          </table:table-cell>
          <table:table-cell office:value-type="string" table:style-name="ce3">
            <text:p>Server State Overview</text:p>
          </table:table-cell>
          <table:table-cell office:value-type="string" table:style-name="ce3">
            <text:p>Understanding server state and why it should be separated from client state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Introduction to TanStack Query</text:p>
          </table:table-cell>
          <table:table-cell office:value-type="string" table:style-name="ce3">
            <text:p>Core concepts: queries, query keys, query functions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Data Fetching &amp; Caching</text:p>
          </table:table-cell>
          <table:table-cell office:value-type="string" table:style-name="ce3">
            <text:p>Fetching data, caching, loading and error handling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Mutations</text:p>
          </table:table-cell>
          <table:table-cell office:value-type="string" table:style-name="ce3">
            <text:p>Creating, updating, and deleting data using mutations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Cache Invalidation &amp; Refetching</text:p>
          </table:table-cell>
          <table:table-cell office:value-type="string" table:style-name="ce3">
            <text:p>Keeping server data in sync after mutations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covered-table-cell/>
          <table:table-cell office:value-type="string" table:style-name="ce3">
            <text:p>Pagination &amp; Infinite Queries</text:p>
          </table:table-cell>
          <table:table-cell office:value-type="string" table:style-name="ce3">
            <text:p>Handling paginated and infinite-loading data</text:p>
          </table:table-cell>
          <table:table-cell table:style-name="ce3"/>
          <table:table-cell table:number-columns-repeated="16379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rlito" svg:font-family="Carlito"/>
    <style:font-face style:name="Carlito1" svg:font-family="Carlito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rlito" style:font-name-asian="Carlito" style:font-name-complex="Carlito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ASUS</meta:initial-creator>
    <dc:creator>Văn Thuận Võ</dc:creator>
    <meta:creation-date>2026-02-04T01:39:28Z</meta:creation-date>
    <dc:date>2026-02-04T10:05:19Z</dc:date>
    <meta:editing-cycles>3</meta:editing-cycles>
    <meta:editing-duration>PT3622S</meta:editing-duration>
  </office:meta>
</office:document-meta>
</file>